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3EB15293FB.png"/>
  <manifest:file-entry manifest:media-type="image/png" manifest:full-path="Pictures/100000000000034300000217822642AB.png"/>
  <manifest:file-entry manifest:media-type="image/png" manifest:full-path="Pictures/10000000000001F400000128A62FFA7C.png"/>
  <manifest:file-entry manifest:media-type="image/png" manifest:full-path="Pictures/10000000000001C2000001510ACB00E6.png"/>
  <manifest:file-entry manifest:media-type="image/png" manifest:full-path="Pictures/10000201000000BC0000003C253EE3F6.png"/>
  <manifest:file-entry manifest:media-type="image/png" manifest:full-path="Pictures/1000000000000269000001BE7D89B498.png"/>
  <manifest:file-entry manifest:media-type="image/png" manifest:full-path="Pictures/10000000000001BB000000A465625138.png"/>
  <manifest:file-entry manifest:media-type="image/png" manifest:full-path="Pictures/10000000000003E3000002198812A68E.png"/>
  <manifest:file-entry manifest:media-type="image/png" manifest:full-path="Pictures/10000000000001C2000001116922A993.png"/>
  <manifest:file-entry manifest:media-type="image/png" manifest:full-path="Pictures/10000000000003B60000021334D8F24F.png"/>
  <manifest:file-entry manifest:media-type="image/png" manifest:full-path="Pictures/1000000000000492000003A1743AEC88.png"/>
  <manifest:file-entry manifest:media-type="image/png" manifest:full-path="Pictures/100000000000011A0000005A43181256.png"/>
  <manifest:file-entry manifest:media-type="image/png" manifest:full-path="Pictures/1000000000000267000001C1D6D70D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fo:min-height="4.107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Fine_20_Dashed_20__28_var_29_" svg:stroke-width="0.2cm" svg:stroke-color="#ff3333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pr1" style:family="presentation" style:parent-style-name="Predeterminado1-notes" style:list-style-name="L2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377cm"/>
    </style:style>
    <style:style style:name="pr3" style:family="presentation" style:parent-style-name="Predeterminado-outline1" style:list-style-name="L3">
      <style:graphic-properties draw:fill-color="#ffffff" fo:min-height="16.136cm"/>
    </style:style>
    <style:style style:name="pr4" style:family="presentation" style:parent-style-name="Predeterminado-notes">
      <style:graphic-properties draw:fill-color="#ffffff" draw:auto-grow-height="true" fo:min-height="13.365cm"/>
    </style:style>
    <style:style style:name="pr5" style:family="presentation" style:parent-style-name="Predeterminado-outline1">
      <style:graphic-properties draw:fill-color="#ffffff" fo:min-height="13.527cm"/>
    </style:style>
    <style:style style:name="pr6" style:family="presentation" style:parent-style-name="Predeterminado-outline1">
      <style:graphic-properties draw:fill-color="#ffffff" draw:auto-grow-height="true" fo:min-height="13.778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outline1">
      <style:graphic-properties draw:fill-color="#ffffff" draw:auto-grow-height="true" fo:min-height="5.161cm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36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0000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1.2cm" fo:margin-right="0cm" text:enable-numbering="false" fo:text-indent="-0.9cm"/>
    </style:style>
    <style:style style:name="P13" style:family="paragraph">
      <style:paragraph-properties fo:margin-left="1.2cm" fo:margin-right="0cm" text:enable-numbering="false" fo:text-indent="-0.9cm"/>
      <style:text-properties fo:color="#0000ff" fo:font-size="40pt" style:text-underline-style="none"/>
    </style:style>
    <style:style style:name="T1" style:family="text">
      <style:text-properties fo:font-size="36pt" fo:font-weight="bold"/>
    </style:style>
    <style:style style:name="T2" style:family="text">
      <style:text-properties fo:font-size="44pt" fo:font-weight="bold"/>
    </style:style>
    <style:style style:name="T3" style:family="text">
      <style:text-properties fo:color="#000000" fo:font-weight="bold"/>
    </style:style>
    <style:style style:name="T4" style:family="text">
      <style:text-properties style:text-underline-style="none"/>
    </style:style>
    <style:style style:name="T5" style:family="text">
      <style:text-properties fo:font-size="24pt" style:text-underline-style="none"/>
    </style:style>
    <style:style style:name="T6" style:family="text">
      <style:text-properties fo:font-size="20pt"/>
    </style:style>
    <style:style style:name="T7" style:family="text">
      <style:text-properties fo:color="#ffff00" fo:font-size="40pt" style:text-underline-style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office:forms form:automatic-focus="false" form:apply-design-mode="false"/>
        <draw:frame draw:style-name="gr1" draw:text-style-name="P2" draw:layer="layout" svg:width="23.487cm" svg:height="4.357cm" svg:x="1.84cm" svg:y="7.168cm">
          <draw:text-box>
            <text:p text:style-name="P1"><text:span text:style-name="T1"><text:tab/></text:span><text:span text:style-name="T1">Construyendo soluciones Web con </text:span><text:span text:style-name="T2">SIU-Toba</text:span></text:p>
          </draw:text-box>
        </draw:frame>
        <draw:g>
          <draw:custom-shape draw:style-name="gr2" draw:text-style-name="P3" draw:layer="layout" svg:width="22.86cm" svg:height="3.135cm" svg:x="2.54cm" svg:y="16.615cm">
            <text:p text:style-name="P4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7.458cm" svg:height="2.381cm" svg:x="17.637cm" svg:y="17.074cm">
            <draw:image xlink:href="Pictures/100000000000011A0000005A43181256.png" xlink:type="simple" xlink:show="embed" xlink:actuate="onLoad">
              <text:p text:style-name="P4"/>
            </draw:image>
          </draw:frame>
          <draw:frame draw:style-name="gr4" draw:text-style-name="P5" draw:layer="layout" svg:width="13.369cm" svg:height="2.384cm" svg:x="2.605cm" svg:y="17.25cm">
            <draw:text-box>
              <text:p text:style-name="P4"><text:span text:style-name="T3">Juan Bordón <text:s text:c="13"/>jbordon@siu.edu.ar</text:span></text:p>
              <text:p text:style-name="P4"><text:span text:style-name="T3">Sebastián Marconi</text:span><text:span text:style-name="T3"><text:tab/></text:span><text:span text:style-name="T3"> smarconi@siu.edu.ar</text:span></text:p>
              <text:p text:style-name="P4"><text:span text:style-name="T3"><text:s/>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user-transformed="true">
            <draw:text-box>
              <text:p text:style-name="P6">Ideas globales:</text:p>
              <text:p text:style-name="P6"/>
              <text:p text:style-name="P6">Mostrar el framework sin explicarlo ni describirlo</text:p>
            </draw:text-box>
          </draw:frame>
        </presentation:notes>
      </draw:page>
      <draw:page draw:name="page2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¿Qué es SIU?</text:p>
          </draw:text-box>
        </draw:frame>
        <draw:frame presentation:style-name="pr3" draw:text-style-name="P7" draw:layer="layout" svg:width="25.092cm" svg:height="16.136cm" svg:x="1.569cm" svg:y="4.19cm" presentation:class="outline" presentation:user-transformed="true">
          <draw:text-box>
            <text:list text:style-name="L3">
              <text:list-item>
                <text:p text:id="id1" text:style-name="P7"><text:span text:style-name="T4">Desarrolla soluciones informáticas para el Sistema Universitario</text:span></text:p>
              </text:list-item>
            </text:list>
            <text:list text:style-name="L3">
              <text:list-item>
                <text:p text:id="id2" text:style-name="P7"><text:span text:style-name="T4">Dos consumidores principales</text:span></text:p>
              </text:list-item>
            </text:list>
            <text:list text:style-name="L3">
              <text:list-item>
                <text:list>
                  <text:list-item>
                    <text:p text:id="id3" text:style-name="P8"><text:span text:style-name="T5">Gestión universitaria: Fuertes requisitos en Ing. Softwa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" text:style-name="P8"><text:span text:style-name="T5">Secretaría: Fines específicos, desarrollo rápido e incremental</text:span></text:p>
                  </text:list-item>
                </text:list>
              </text:list-item>
            </text:list>
            <text:list text:style-name="L3">
              <text:list-item>
                <text:p text:id="id5" text:style-name="P7"><text:span text:style-name="T4">Sistemas transaccionales, enfocados en registrar y procesar información y sistemas de toma de decisiones</text:span></text:p>
              </text:list-item>
            </text:list>
            <text:list text:style-name="L3">
              <text:list-item>
                <text:p text:id="id6" text:style-name="P7">Necesidad de contar con una infraestructura común de desarroll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2" presentation:class="page"/>
          <draw:frame presentation:style-name="pr4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¿Qué es SIU-Toba?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7" text:style-name="P9"><text:s/>Es un ambiente de desarrollo web</text:p>
              </text:list-item>
            </text:list>
            <text:list text:style-name="L3">
              <text:list-item>
                <text:list>
                  <text:list-item>
                    <text:p text:id="id8" text:style-name="P10">Posee un entorno gráfico de edición (IDE)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9" text:style-name="P10">Abarca distintos aspectos involucrados en la construcción de aplica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0" text:style-name="P10">Arquitectura basada en definición de componen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1" text:style-name="P10">Enfocado en sistemas transaccionales</text:p>
                  </text:list-item>
                </text:list>
              </text:list-item>
            </text:list>
            <text:list text:style-name="L3">
              <text:list-item>
                <text:p text:id="id12" text:style-name="P9">Disponible con una licencia libre</text:p>
              </text:list-item>
            </text:list>
            <text:list text:style-name="L3">
              <text:list-item>
                <text:p text:id="id13" text:style-name="P9">Tecnologías utilizadas</text:p>
              </text:list-item>
            </text:list>
            <text:list text:style-name="L3">
              <text:list-item>
                <text:list>
                  <text:list-item>
                    <text:p text:id="id14" text:style-name="P10">PHP 5, <text:tab/>Apache, Postgr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3" presentation:class="page"/>
          <draw:frame presentation:style-name="pr4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style-name="P9">Posee una arquitectura de componentes orientada a crear operaciones transaccionales</text:p>
              </text:list-item>
            </text:list>
            <text:list text:style-name="L3">
              <text:list-item>
                <text:list>
                  <text:list-item>
                    <text:p text:style-name="P10">Separación en capas (controles gráficos, comportamiento, persistencia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Validaciones predefinid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Comportamientos AJAX predefinid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oporte para transacciones compleja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9" draw:layer="layout" svg:width="25.092cm" svg:height="14.902cm" svg:x="1.399cm" svg:y="5.001cm" presentation:class="outline" presentation:user-transformed="true">
          <draw:text-box>
            <text:list text:style-name="L3">
              <text:list-item>
                <text:p text:style-name="P9">Minimiza la programación</text:p>
              </text:list-item>
            </text:list>
            <text:list text:style-name="L3">
              <text:list-item>
                <text:list>
                  <text:list-item>
                    <text:p text:style-name="P10">Permite focalizarse en la lógica de negoci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Oculta complejidad tecnologías we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Reduce curva de aprendizaje</text:p>
                  </text:list-item>
                </text:list>
              </text:list-item>
            </text:list>
            <text:list text:style-name="L3">
              <text:list-item>
                <text:p text:style-name="P9">Abarca todos los aspectos involucrados en la construcción de aplicaciones</text:p>
              </text:list-item>
            </text:list>
            <text:list text:style-name="L3">
              <text:list-item>
                <text:list>
                  <text:list-item>
                    <text:p text:style-name="P10">Administración de usuarios y permis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Construcción de men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anejo de errores y mensaj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Utilerías de debu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3.228cm" svg:height="7.831cm" svg:x="7.492cm" svg:y="7.085cm">
          <draw:image xlink:href="Pictures/10000000000001F400000128A62FFA7C.png" xlink:type="simple" xlink:show="embed" xlink:actuate="onLoad">
            <text:p text:style-name="P4"/>
          </draw:image>
        </draw:frame>
        <draw:rect draw:style-name="gr6" draw:text-style-name="P3" draw:layer="layout" svg:width="5.08cm" svg:height="5.08cm" svg:x="8.255cm" svg:y="8.455cm">
          <text:p text:style-name="P4"/>
        </draw:rect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6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7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6.324cm" svg:height="11.799cm" svg:x="3.175cm" svg:y="4.445cm">
          <draw:image xlink:href="Pictures/1000000000000267000001C1D6D70DD0.png" xlink:type="simple" xlink:show="embed" xlink:actuate="onLoad">
            <text:p text:style-name="P4"/>
          </draw:image>
        </draw:frame>
        <draw:frame draw:style-name="gr3" draw:text-style-name="P3" draw:layer="layout" svg:width="16.324cm" svg:height="11.799cm" svg:x="8.971cm" svg:y="7.085cm">
          <draw:image xlink:href="Pictures/1000000000000269000001BE7D89B498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8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6.325cm" svg:height="14.207cm" svg:x="0.87cm" svg:y="4.61cm">
          <draw:image xlink:href="Pictures/10000000000003E3000002198812A68E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4" draw:text-style-name="P6" draw:layer="layout" svg:width="16.799cm" svg:height="13.365cm" svg:x="2.1cm" svg:y="14.107cm" presentation:class="notes">
            <draw:text-box>
              <text:p text:style-name="P6">(hello word <text:s/>-&gt; ABM )</text:p>
              <text:p text:style-name="P6"/>
              <text:p text:style-name="P6">En el editor:</text:p>
              <text:p text:style-name="P6"><text:tab/>* Entrar en moldes, elegir tabla, crear molde.</text:p>
              <text:p text:style-name="P6"><text:tab/>* Ejecutar operación</text:p>
              <text:p text:style-name="P6"/>
            </draw:text-box>
          </draw:frame>
        </presentation:notes>
      </draw:page>
      <draw:page draw:name="page9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2.092cm" svg:height="14.154cm" svg:x="3.208cm" svg:y="4.561cm">
          <draw:image xlink:href="Pictures/100000000000034300000217822642AB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0" draw:style-name="dp3" draw:master-page-name="Predeterminado" presentation:presentation-page-layout-name="AL1T1">
        <office:forms form:automatic-focus="false" form:apply-design-mode="false"/>
        <draw:rect draw:style-name="gr7" draw:text-style-name="P3" draw:layer="layout" svg:width="18.415cm" svg:height="8.89cm" svg:x="5.08cm" svg:y="6.215cm">
          <text:p text:style-name="P4"/>
        </draw:rect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11.72cm" svg:height="4.338cm" svg:x="8.5cm" svg:y="8.72cm">
          <draw:image xlink:href="Pictures/10000000000001BB000000A465625138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1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7.578cm" svg:height="13.958cm" svg:x="5.445cm" svg:y="4.757cm">
          <draw:image xlink:href="Pictures/1000000000000492000003A1743AEC88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2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1.905cm" svg:height="7.222cm" svg:x="3.205cm" svg:y="4.608cm">
          <draw:image xlink:href="Pictures/10000000000001C2000001116922A993.png" xlink:type="simple" xlink:show="embed" xlink:actuate="onLoad">
            <text:p text:style-name="P4"/>
          </draw:image>
        </draw:frame>
        <draw:frame draw:style-name="gr3" draw:text-style-name="P3" draw:layer="layout" svg:width="11.905cm" svg:height="7.222cm" svg:x="7.015cm" svg:y="7.385cm">
          <draw:image xlink:href="Pictures/10000000000001C2000001510ACB00E6.png" xlink:type="simple" xlink:show="embed" xlink:actuate="onLoad">
            <text:p text:style-name="P4"/>
          </draw:image>
        </draw:frame>
        <draw:frame draw:style-name="gr3" draw:text-style-name="P3" draw:layer="layout" svg:width="11.905cm" svg:height="8.413cm" svg:x="13.525cm" svg:y="10.402cm">
          <draw:image xlink:href="Pictures/10000000000001C20000013EB15293FB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3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25.134cm" svg:height="14.048cm" svg:x="1.597cm" svg:y="4.38cm">
          <draw:image xlink:href="Pictures/10000000000003B60000021334D8F24F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3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4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Resultados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15" text:style-name="P9">23 sistemas desarrollados por 4 grupos distribuidos</text:p>
              </text:list-item>
            </text:list>
            <text:list text:style-name="L3">
              <text:list-item>
                <text:p text:id="id16" text:style-name="P9">Se brindan soluciones con plazos de 2 a 4 semanas (RAD)</text:p>
              </text:list-item>
            </text:list>
            <text:list text:style-name="L3">
              <text:list-item>
                <text:p text:id="id17" text:style-name="P9">Acompaño satisfactoriamente el proceso de desarrollo de soluciones complejas</text:p>
              </text:list-item>
            </text:list>
            <text:list text:style-name="L3">
              <text:list-item>
                <text:p text:style-name="P9">Homogeneidad en diseño, arquitectura y look &amp; feel de las solucio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Expectativas</text:p>
          </draw:text-box>
        </draw:frame>
        <draw:frame presentation:style-name="pr6" draw:text-style-name="P9" draw:layer="layout" svg:width="25.092cm" svg:height="13.778cm" svg:x="1.399cm" svg:y="5.001cm" presentation:class="outline" presentation:user-transformed="true">
          <draw:text-box>
            <text:list text:style-name="L3">
              <text:list-item>
                <text:p text:id="id18" text:style-name="P9">Introducir la herramienta en el sistema universitario</text:p>
              </text:list-item>
            </text:list>
            <text:list text:style-name="L3">
              <text:list-item>
                <text:p text:id="id19" text:style-name="P9">Extender el uso del sistema a otros organismos estatales que tengan problemas similares a los del siu</text:p>
              </text:list-item>
            </text:list>
            <text:list text:style-name="L3">
              <text:list-item>
                <text:p text:id="id20" text:style-name="P9">Crear una comunidad alrededor del sistema</text:p>
              </text:list-item>
            </text:list>
            <text:list text:style-name="L3">
              <text:list-item>
                <text:p text:id="id21" text:style-name="P9">Seguir trabajando sobre la herramienta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5" presentation:class="page"/>
          <draw:frame presentation:style-name="pr7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Gracias!</text:p>
          </draw:text-box>
        </draw:frame>
        <draw:frame presentation:style-name="pr8" draw:text-style-name="P13" draw:layer="layout" svg:width="24.627cm" svg:height="5.161cm" svg:x="2.069cm" svg:y="7.442cm" presentation:class="outline" presentation:user-transformed="true">
          <draw:text-box>
            <text:list text:style-name="L3">
              <text:list-item>
                <text:p text:style-name="P12"><text:span text:style-name="T7">www.siu.edu.ar/soluciones/tob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0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color="#ffffff" fo:font-size="28pt" style:text-underline-style="none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solid" draw:fill-color="#000000" draw:fill-image-width="0cm" draw:fill-image-height="0cm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title">
      <style:graphic-properties draw:fill-color="#ffffff" draw:auto-grow-height="false" fo:min-height="3.507cm"/>
    </style:style>
    <style:style style:name="pr2" style:family="presentation" style:parent-style-name="Predeterminado-outline1">
      <style:graphic-properties draw:fill-color="#ffffff" draw:auto-grow-height="false" fo:min-height="13.86cm"/>
    </style:style>
    <style:style style:name="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determinado-backgroundobjects">
      <style:graphic-properties svg:stroke-width="0.152cm" svg:stroke-color="#ffff66" draw:marker-start-width="0.427cm" draw:marker-end-width="0.427cm" draw:fill="solid" draw:fill-color="#00dcff" draw:textarea-horizontal-align="center" draw:textarea-vertical-align="middle" fo:padding-top="0.075cm" fo:padding-bottom="0.075cm" fo:padding-left="0.075cm" fo:padding-right="0.075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title">
      <style:graphic-properties draw:fill-color="#ffffff" draw:auto-grow-height="false" fo:min-height="3.507cm"/>
    </style:style>
    <style:style style:name="pr8" style:family="presentation" style:parent-style-name="Predeterminado1-outline1">
      <style:graphic-properties draw:fill-color="#ffffff" draw:auto-grow-height="false" fo:min-height="13.86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10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1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3</text:page-number></text:span></text:p>
        </draw:text-box>
      </draw:frame>
      <draw:page-thumbnail draw:layer="backgroundobjects" svg:width="5.938cm" svg:height="4.456cm" svg:x="2.97cm" svg:y="4.019cm" draw:page-number="1"/>
      <draw:page-thumbnail draw:layer="backgroundobjects" svg:width="5.938cm" svg:height="4.456cm" svg:x="11.88cm" svg:y="4.019cm"/>
      <draw:page-thumbnail draw:layer="backgroundobjects" svg:width="5.938cm" svg:height="4.456cm" svg:x="20.79cm" svg:y="4.019cm"/>
      <draw:page-thumbnail draw:layer="backgroundobjects" svg:width="5.938cm" svg:height="4.456cm" svg:x="2.97cm" svg:y="12.524cm"/>
      <draw:page-thumbnail draw:layer="backgroundobjects" svg:width="5.938cm" svg:height="4.456cm" svg:x="11.88cm" svg:y="12.524cm"/>
      <draw:page-thumbnail draw:layer="backgroundobjects" svg:width="5.938cm" svg:height="4.456cm" svg:x="20.79cm" svg:y="12.524cm"/>
    </style:handout-master>
    <style:master-page style:name="Predeterminado" style:page-layout-name="PM1" draw:style-name="dp1">
      <draw:frame presentation:style-name="pr1" draw:text-style-name="P3" draw:layer="backgroundobjects" svg:width="25.992cm" svg:height="2.376cm" svg:x="0.999cm" svg:y="0.8cm" presentation:class="title">
        <draw:text-box>
          <text:p text:style-name="P3">Pulse para editar el formato del texto de ttulo</text:p>
        </draw:text-box>
      </draw:frame>
      <draw:frame presentation:style-name="pr2" draw:text-style-name="P4" draw:layer="backgroundobjects" svg:width="25.092cm" svg:height="13.777cm" svg:x="1.399cm" svg:y="5.001cm" presentation:class="outline">
        <draw:text-box>
          <text:list text:style-name="L2">
            <text:list-item>
              <text:p text:style-name="P4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5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1cm" svg:height="1.448cm" svg:x="11.253cm" svg:y="16.97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2cm" svg:height="1.448cm" svg:x="1.124cm" svg:y="17.056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3.809cm" svg:height="0.948cm" svg:x="0cm" svg:y="19.69cm" presentation:class="page-number">
        <draw:text-box>
          <text:p text:style-name="P13"><text:span text:style-name="T2">- </text:span><text:span text:style-name="T2"><text:page-number>13</text:page-number></text:span><text:span text:style-name="T2"> -</text:span></text:p>
        </draw:text-box>
      </draw:frame>
      <draw:frame draw:style-name="gr3" draw:text-style-name="P14" draw:layer="backgroundobjects" svg:width="2.969cm" svg:height="0.94cm" svg:x="24.991cm" svg:y="20.005cm">
        <draw:image xlink:href="Pictures/10000201000000BC0000003C253EE3F6.png" xlink:type="simple" xlink:show="embed" xlink:actuate="onLoad">
          <text:p text:style-name="P3"/>
        </draw:image>
      </draw:frame>
      <draw:line presentation:style-name="pr4" draw:text-style-name="P14" draw:layer="backgroundobjects" svg:x1="0.584cm" svg:y1="3.21cm" svg:x2="27.305cm" svg:y2="3.21cm">
        <text:p text:style-name="P3"/>
      </draw:lin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3</text:page-number></text:span></text:p>
          </draw:text-box>
        </draw:frame>
      </presentation:notes>
    </style:master-page>
    <style:master-page style:name="Predeterminado1" style:page-layout-name="PM1" draw:style-name="dp1">
      <draw:frame presentation:style-name="pr7" draw:text-style-name="P3" draw:layer="backgroundobjects" svg:width="25.191cm" svg:height="3.507cm" svg:x="1.399cm" svg:y="0.837cm" presentation:class="title">
        <draw:text-box>
          <text:p text:style-name="P3">Pulse para editar el formato del texto de título</text:p>
        </draw:text-box>
      </draw:frame>
      <draw:frame presentation:style-name="pr8" draw:text-style-name="P4" draw:layer="backgroundobjects" svg:width="25.191cm" svg:height="13.863cm" svg:x="1.399cm" svg:y="4.91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13" draw:layer="backgroundobjects" svg:width="8.872cm" svg:height="1.448cm" svg:x="9.572cm" svg:y="19.136cm" presentation:class="footer">
        <draw:text-box>
          <text:p text:style-name="P13"><text:span text:style-name="T1"><presentation:footer/></text:span></text:p>
        </draw:text-box>
      </draw:frame>
      <draw:frame presentation:style-name="pr9" draw:text-style-name="P2" draw:layer="backgroundobjects" svg:width="6.521cm" svg:height="1.448cm" svg:x="20.068cm" svg:y="19.136cm" presentation:class="page-number">
        <draw:text-box>
          <text:p text:style-name="P2"><text:span text:style-name="T1"><text:page-number>13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6-11-06T10:24:51</meta:creation-date>
    <dc:creator>Sebastián Marconi</dc:creator>
    <dc:date>2007-08-28T17:00:09</dc:date>
    <meta:print-date>2006-11-08T11:27:42</meta:print-date>
    <dc:language>es-AR</dc:language>
    <meta:editing-cycles>189</meta:editing-cycles>
    <meta:editing-duration>P1DT2H4M39S</meta:editing-duration>
    <meta:user-defined meta:name="Info 1"/>
    <meta:user-defined meta:name="Info 2"/>
    <meta:user-defined meta:name="Info 3"/>
    <meta:user-defined meta:name="Info 4"/>
    <meta:document-statistic meta:object-count="106"/>
  </office:meta>
</office:document-meta>
</file>